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'cc vs rs'.A60:'cc vs rs'.A65 'cc vs rs'.B58:'cc vs rs'.B59 'cc vs rs'.B60:'cc vs rs'.B65 'cc vs rs'.C58:'cc vs rs'.C59 'cc vs rs'.C60:'cc vs rs'.C6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10"/>
        </table:table-row>
        <table:table-row table:style-name="ro2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10"/>
        </table:table-row>
        <table:table-row table:style-name="ro2" table:number-rows-repeated="7">
          <table:table-cell table:number-columns-repeated="15"/>
        </table:table-row>
        <table:table-row table:style-name="ro3">
          <table:table-cell table:number-columns-repeated="14"/>
          <table:table-cell office:value-type="string">
            <text:p>Central counter: strebt gegen schreiben + a few cycles</text:p>
          </table:table-cell>
        </table:table-row>
        <table:table-row table:style-name="ro2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12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12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12"/>
        </table:table-row>
        <table:table-row table:style-name="ro1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17.863">
            <text:p>217.863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48.915">
            <text:p>148.915</text:p>
          </table:table-cell>
          <table:table-cell table:number-columns-repeated="10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76.867">
            <text:p>76.867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91.667">
            <text:p>91.667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75.001">
            <text:p>75.001</text:p>
          </table:table-cell>
          <table:table-cell table:number-columns-repeated="10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50.02">
            <text:p>50.0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4:'di vs rf'.A24 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4:'di vs rf'.A34 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 style:data-style-name="N2" text:time-value="0000-00-00T09:12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17T16:23:43</dc:date>
    <meta:editing-duration>PT20H15M8S</meta:editing-duration>
    <meta:editing-cycles>131</meta:editing-cycles>
    <meta:print-date>2013-10-16T17:09:16</meta:print-date>
    <meta:document-statistic meta:table-count="2" meta:cell-count="48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di vs rf'.A24:'di vs rf'.F31" chart:data-source-has-labels="both" svg:x="0.77cm" svg:y="0.855cm" svg:width="11.269cm" svg:height="6.984cm">
          <chartooo:coordinate-region svg:x="5.096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454cm" style:legend-expansion="high" chart:style-name="ch2"/>
        <chart:plot-area chart:style-name="ch3" table:cell-range-address="'di vs rf'.A55:'di vs rf'.E61" chart:data-source-has-labels="both" svg:x="0.77cm" svg:y="0.855cm" svg:width="11.269cm" svg:height="6.984cm">
          <chartooo:coordinate-region svg:x="5.201cm" svg:y="0.855cm" svg:width="6.558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43cm" svg:y="3.952cm" style:legend-expansion="high" chart:style-name="ch2"/>
        <chart:plot-area chart:style-name="ch3" table:cell-range-address="'di vs rf'.A64:'di vs rf'.C70" chart:data-source-has-labels="both" svg:x="0.77cm" svg:y="0.855cm" svg:width="11.533cm" svg:height="6.984cm">
          <chartooo:coordinate-region svg:x="5.201cm" svg:y="0.855cm" svg:width="6.822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di vs rf'.A34:'di vs rf'.F41" chart:data-source-has-labels="both" svg:x="0.77cm" svg:y="0.855cm" svg:width="11.269cm" svg:height="6.984cm">
          <chartooo:coordinate-region svg:x="5.096cm" svg:y="0.855cm" svg:width="6.571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43cm" svg:y="3.952cm" style:legend-expansion="high" chart:style-name="ch2"/>
        <chart:plot-area chart:style-name="ch3" table:cell-range-address="'di vs rf'.A73:'di vs rf'.C79" chart:data-source-has-labels="both" svg:x="0.77cm" svg:y="0.855cm" svg:width="11.533cm" svg:height="6.984cm">
          <chartooo:coordinate-region svg:x="5.201cm" svg:y="0.855cm" svg:width="6.822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2cm" style:legend-expansion="high" chart:style-name="ch2"/>
        <chart:plot-area chart:style-name="ch3" table:cell-range-address="'cc vs rs'.A58:'cc vs rs'.C65" chart:data-source-has-labels="both" svg:x="0.77cm" svg:y="0.855cm" svg:width="12.485cm" svg:height="6.984cm">
          <chartooo:coordinate-region svg:x="5.307cm" svg:y="0.855cm" svg:width="7.668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text:list>
                  <text:list-item>
                    <text:p/>
                  </text:list-item>
                  <text:list-item>
                    <text:p>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Reading</text:p>
                <text:list>
                  <text:list-item>
                    <text:p/>
                  </text:list-item>
                  <text:list-item>
                    <text:p>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454cm" style:legend-expansion="high" chart:style-name="ch2"/>
        <chart:plot-area chart:style-name="ch3" table:cell-range-address="'di vs rf'.A55:'di vs rf'.E61" chart:data-source-has-labels="both" svg:x="0.77cm" svg:y="0.855cm" svg:width="11.269cm" svg:height="6.984cm">
          <chartooo:coordinate-region svg:x="5.307cm" svg:y="0.855cm" svg:width="6.452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17cm" svg:y="3.454cm" style:legend-expansion="high" chart:style-name="ch2"/>
        <chart:plot-area chart:style-name="ch3" table:cell-range-address="'di vs rf'.A25:'di vs rf'.B31 'di vs rf'.A24:'di vs rf'.B24 'di vs rf'.D24:'di vs rf'.F31" chart:data-source-has-labels="both" svg:x="0.77cm" svg:y="0.855cm" svg:width="11.507cm" svg:height="6.984cm">
          <chartooo:coordinate-region svg:x="5.096cm" svg:y="0.855cm" svg:width="6.901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D25:'di vs rf'.D31" chart:label-cell-address="'di vs rf'.D24:'di vs rf'.D24" chart:class="chart:bar">
            <chart:data-point chart:repeated="7"/>
          </chart:series>
          <chart:series chart:style-name="ch10" chart:values-cell-range-address="'di vs rf'.E25:'di vs rf'.E31" chart:label-cell-address="'di vs rf'.E24:'di vs rf'.E24" chart:class="chart:bar">
            <chart:data-point chart:repeated="7"/>
          </chart:series>
          <chart:series chart:style-name="ch11" chart:values-cell-range-address="'di vs rf'.F25:'di vs rf'.F31" chart:label-cell-address="'di vs rf'.F24:'di vs rf'.F2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17cm" svg:y="3.454cm" style:legend-expansion="high" chart:style-name="ch2"/>
        <chart:plot-area chart:style-name="ch3" table:cell-range-address="'di vs rf'.A34:'di vs rf'.E41" chart:data-source-has-labels="both" svg:x="0.77cm" svg:y="0.855cm" svg:width="11.507cm" svg:height="6.984cm">
          <chartooo:coordinate-region svg:x="5.096cm" svg:y="0.855cm" svg:width="6.809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Round 1</text:p>
                <draw:g>
                  <svg:desc>'di vs rf'.C34:'di vs rf'.C34</svg:desc>
                </draw:g>
              </table:table-cell>
              <table:table-cell office:value-type="string">
                <text:p>Round 2</text:p>
                <draw:g>
                  <svg:desc>'di vs rf'.D34:'di vs rf'.D34</svg:desc>
                </draw:g>
              </table:table-cell>
              <table:table-cell office:value-type="string">
                <text:p>Round 3</text:p>
                <draw:g>
                  <svg:desc>'di vs rf'.E34:'di vs rf'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699.717">
                <text:p>2699.717</text:p>
                <draw:g>
                  <svg:desc>'di vs rf'.C35:'di vs rf'.C41</svg:desc>
                </draw:g>
              </table:table-cell>
              <table:table-cell office:value-type="float" office:value="156.615">
                <text:p>156.615</text:p>
                <draw:g>
                  <svg:desc>'di vs rf'.D35:'di vs rf'.D41</svg:desc>
                </draw:g>
              </table:table-cell>
              <table:table-cell office:value-type="float" office:value="184.626">
                <text:p>184.626</text:p>
                <draw:g>
                  <svg:desc>'di vs rf'.E35:'di vs rf'.E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556.858">
                <text:p>255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390.186">
                <text:p>2390.186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190.174">
                <text:p>2190.174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940.138">
                <text:p>1940.138</text:p>
              </table:table-cell>
              <table:table-cell office:value-type="float" office:value="155.194">
                <text:p>155.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606.671">
                <text:p>1606.671</text:p>
              </table:table-cell>
              <table:table-cell office:value-type="float" office:value="154.01">
                <text:p>154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106.045">
                <text:p>1106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17cm" svg:y="3.454cm" style:legend-expansion="high" chart:style-name="ch2"/>
        <chart:plot-area chart:style-name="ch3" table:cell-range-address="'di vs rf'.A34:'di vs rf'.E41" chart:data-source-has-labels="both" svg:x="0.77cm" svg:y="0.855cm" svg:width="11.507cm" svg:height="6.984cm">
          <chartooo:coordinate-region svg:x="5.096cm" svg:y="0.855cm" svg:width="6.809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Round 1</text:p>
                <draw:g>
                  <svg:desc>'di vs rf'.C34:'di vs rf'.C34</svg:desc>
                </draw:g>
              </table:table-cell>
              <table:table-cell office:value-type="string">
                <text:p>Round 2</text:p>
                <draw:g>
                  <svg:desc>'di vs rf'.D34:'di vs rf'.D34</svg:desc>
                </draw:g>
              </table:table-cell>
              <table:table-cell office:value-type="string">
                <text:p>Round 3</text:p>
                <draw:g>
                  <svg:desc>'di vs rf'.E34:'di vs rf'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699.717">
                <text:p>2699.717</text:p>
                <draw:g>
                  <svg:desc>'di vs rf'.C35:'di vs rf'.C41</svg:desc>
                </draw:g>
              </table:table-cell>
              <table:table-cell office:value-type="float" office:value="156.615">
                <text:p>156.615</text:p>
                <draw:g>
                  <svg:desc>'di vs rf'.D35:'di vs rf'.D41</svg:desc>
                </draw:g>
              </table:table-cell>
              <table:table-cell office:value-type="float" office:value="184.626">
                <text:p>184.626</text:p>
                <draw:g>
                  <svg:desc>'di vs rf'.E35:'di vs rf'.E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556.858">
                <text:p>255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390.186">
                <text:p>2390.186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190.174">
                <text:p>2190.174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940.138">
                <text:p>1940.138</text:p>
              </table:table-cell>
              <table:table-cell office:value-type="float" office:value="155.194">
                <text:p>155.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606.671">
                <text:p>1606.671</text:p>
              </table:table-cell>
              <table:table-cell office:value-type="float" office:value="154.01">
                <text:p>154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106.045">
                <text:p>1106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17cm" svg:y="3.454cm" style:legend-expansion="high" chart:style-name="ch2"/>
        <chart:plot-area chart:style-name="ch3" table:cell-range-address="'di vs rf'.A25:'di vs rf'.B31 'di vs rf'.A24:'di vs rf'.B24 'di vs rf'.D24:'di vs rf'.F31" chart:data-source-has-labels="both" svg:x="0.77cm" svg:y="0.855cm" svg:width="11.507cm" svg:height="6.984cm">
          <chartooo:coordinate-region svg:x="5.096cm" svg:y="0.855cm" svg:width="6.901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D25:'di vs rf'.D31" chart:label-cell-address="'di vs rf'.D24:'di vs rf'.D24" chart:class="chart:bar">
            <chart:data-point chart:repeated="7"/>
          </chart:series>
          <chart:series chart:style-name="ch10" chart:values-cell-range-address="'di vs rf'.E25:'di vs rf'.E31" chart:label-cell-address="'di vs rf'.E24:'di vs rf'.E24" chart:class="chart:bar">
            <chart:data-point chart:repeated="7"/>
          </chart:series>
          <chart:series chart:style-name="ch11" chart:values-cell-range-address="'di vs rf'.F25:'di vs rf'.F31" chart:label-cell-address="'di vs rf'.F24:'di vs rf'.F2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Round 1</text:p>
                <draw:g>
                  <svg:desc>'di vs rf'.D24:'di vs rf'.D24</svg:desc>
                </draw:g>
              </table:table-cell>
              <table:table-cell office:value-type="string">
                <text:p>Round 2</text:p>
                <draw:g>
                  <svg:desc>'di vs rf'.E24:'di vs rf'.E24</svg:desc>
                </draw:g>
              </table:table-cell>
              <table:table-cell office:value-type="string">
                <text:p>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17cm" svg:y="3.454cm" style:legend-expansion="high" chart:style-name="ch2"/>
        <chart:plot-area chart:style-name="ch3" table:cell-range-address="'di vs rf'.A35:'di vs rf'.B41 'di vs rf'.A34:'di vs rf'.B34 'di vs rf'.D34:'di vs rf'.F41" chart:data-source-has-labels="both" svg:x="0.77cm" svg:y="0.855cm" svg:width="11.507cm" svg:height="6.984cm">
          <chartooo:coordinate-region svg:x="5.096cm" svg:y="0.855cm" svg:width="6.901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D35:'di vs rf'.D41" chart:label-cell-address="'di vs rf'.D34:'di vs rf'.D34" chart:class="chart:bar">
            <chart:data-point chart:repeated="7"/>
          </chart:series>
          <chart:series chart:style-name="ch10" chart:values-cell-range-address="'di vs rf'.E35:'di vs rf'.E41" chart:label-cell-address="'di vs rf'.E34:'di vs rf'.E34" chart:class="chart:bar">
            <chart:data-point chart:repeated="7"/>
          </chart:series>
          <chart:series chart:style-name="ch11" chart:values-cell-range-address="'di vs rf'.F35:'di vs rf'.F41" chart:label-cell-address="'di vs rf'.F34:'di vs rf'.F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di vs rf'.A34:'di vs rf'.F41" chart:data-source-has-labels="both" svg:x="0.77cm" svg:y="0.855cm" svg:width="11.269cm" svg:height="6.984cm">
          <chartooo:coordinate-region svg:x="5.096cm" svg:y="0.855cm" svg:width="6.571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di vs rf'.A24:'di vs rf'.F31" chart:data-source-has-labels="both" svg:x="0.77cm" svg:y="0.855cm" svg:width="11.269cm" svg:height="6.984cm">
          <chartooo:coordinate-region svg:x="5.096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di vs rf'.A24:'di vs rf'.F31" chart:data-source-has-labels="both" svg:x="0.77cm" svg:y="0.855cm" svg:width="11.269cm" svg:height="6.984cm">
          <chartooo:coordinate-region svg:x="5.096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di vs rf'.A34:'di vs rf'.F41" chart:data-source-has-labels="both" svg:x="0.77cm" svg:y="0.855cm" svg:width="11.269cm" svg:height="6.984cm">
          <chartooo:coordinate-region svg:x="5.096cm" svg:y="0.855cm" svg:width="6.571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'cc vs rs'.A50:'cc vs rs'.E56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'cc vs rs'.B50:'cc vs rs'.B50</svg:desc>
                </draw:g>
              </table:table-cell>
              <table:table-cell office:value-type="string">
                <text:p>One Working</text:p>
                <draw:g>
                  <svg:desc>'cc vs rs'.C50:'cc vs rs'.C50</svg:desc>
                </draw:g>
              </table:table-cell>
              <table:table-cell office:value-type="string">
                <text:p>Writing</text:p>
                <draw:g>
                  <svg:desc>'cc vs rs'.D50:'cc vs rs'.D50</svg:desc>
                </draw:g>
              </table:table-cell>
              <table:table-cell office:value-type="string">
                <text:p>Reading</text:p>
                <draw:g>
                  <svg:desc>'cc vs rs'.E50:'cc vs rs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33">
                <text:p>183.333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217.863">
                <text:p>217.863</text:p>
                <draw:g>
                  <svg:desc>'cc vs rs'.E51:'cc vs rs'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39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269cm" svg:height="6.984cm">
          <chartooo:coordinate-region svg:x="5.307cm" svg:y="0.855cm" svg:width="6.452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